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P1" style:family="paragraph">
      <style:paragraph-properties fo:line-height="115.00%" fo:text-align="left" fo:margin-bottom="7.00pt"/>
    </style:style>
    <text:list-style style:name="L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7.00pt"/>
    </style:style>
    <style:style style:name="P3" style:family="paragraph">
      <style:paragraph-properties fo:line-height="115.00%" fo:text-align="left" fo:margin-bottom="7.00pt"/>
    </style:style>
    <text:list-style style:name="L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15.00%" fo:text-align="left" fo:margin-left="35.45pt" fo:text-indent="0.00pt" fo:margin-bottom="7.00pt"/>
    </style: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15.00%" fo:text-align="justify" fo:margin-bottom="7.00pt"/>
    </style:style>
    <style:style style:name="P8" style:family="paragraph">
      <style:paragraph-properties fo:line-height="115.00%" fo:text-align="justify" fo:margin-left="36.00pt" fo:text-indent="0.00pt" fo:margin-bottom="7.00pt"/>
    </style:style>
    <style:style style:name="P9" style:family="paragraph">
      <style:paragraph-properties fo:line-height="115.00%" fo:text-align="justify" fo:margin-bottom="7.00pt"/>
    </style:style>
    <style:style style:name="P10" style:family="paragraph">
      <style:paragraph-properties fo:line-height="115.00%" fo:text-align="justify" fo:margin-left="36.00pt" fo:text-indent="0.00pt" fo:margin-bottom="7.00pt"/>
    </style:style>
    <style:style style:name="P11" style:family="paragraph">
      <style:paragraph-properties fo:line-height="115.00%" fo:text-align="justify" fo:margin-bottom="7.00pt"/>
    </style:style>
    <style:style style:name="P12" style:family="paragraph">
      <style:paragraph-properties fo:line-height="115.00%" fo:text-align="justify" fo:margin-left="36.00pt" fo:text-indent="0.00pt" fo:margin-bottom="7.00pt"/>
    </style:style>
    <style:style style:name="P13" style:family="paragraph">
      <style:paragraph-properties fo:line-height="115.00%" fo:text-align="justify" fo:margin-bottom="7.00pt"/>
    </style:style>
    <style:style style:name="P14" style:family="paragraph">
      <style:paragraph-properties fo:line-height="115.00%" fo:text-align="justify" fo:margin-left="36.00pt" fo:text-indent="0.00pt" fo:margin-bottom="7.00pt"/>
    </style:style>
    <style:style style:name="P15" style:family="paragraph">
      <style:paragraph-properties fo:line-height="115.00%" fo:text-align="justify" fo:margin-bottom="7.00pt"/>
    </style:style>
    <style:style style:name="P16" style:family="paragraph">
      <style:paragraph-properties fo:line-height="115.00%" fo:text-align="justify" fo:margin-left="36.00pt" fo:text-indent="0.00pt" fo:margin-bottom="7.00pt"/>
    </style:style>
    <style:style style:name="P17" style:family="paragraph">
      <style:paragraph-properties fo:line-height="115.00%" fo:text-align="justify" fo:margin-bottom="7.00pt"/>
    </style:style>
    <style:style style:name="P18" style:family="paragraph">
      <style:paragraph-properties fo:line-height="115.00%" fo:text-align="justify" fo:margin-left="36.00pt" fo:text-indent="0.00pt" fo:margin-bottom="7.00pt"/>
    </style:style>
  </office:automatic-styles>
  <office:body>
    <office:text>
      <text:p text:style-name="P1"><text:span text:style-name="T1">Trabajo: Análisis y Configuración de un Sistema Microinformático</text:span></text:p>
      <text:p text:style-name="P1"><text:span text:style-name="T1">Objetivos del Trabajo:</text:span></text:p>
      <text:list text:style-name="L2">
        <text:list-item>
          <text:p text:style-name="P2"><text:span text:style-name="T2">Entender y aplicar conocimientos sobre la arquitectura de sistemas informáticos.</text:span></text:p>
        </text:list-item>
        <text:list-item>
          <text:p text:style-name="P2"><text:span text:style-name="T2">Configurar correctamente un equipo informático y sus periféricos.</text:span></text:p>
        </text:list-item>
        <text:list-item>
          <text:p text:style-name="P2"><text:span text:style-name="T2">Diagnosticar y solucionar problemas de hardware y software.</text:span></text:p>
        </text:list-item>
      </text:list>
      <text:p text:style-name="P3"><text:span text:style-name="T3">Instrucciones:</text:span></text:p>
      <text:list text:style-name="L4">
        <text:list-item>
          <text:p text:style-name="P4"><text:span text:style-name="T3">Parte Teórica:</text:span></text:p>
        </text:list-item>
        <text:list-item>
          <text:p text:style-name="P5"><text:span text:style-name="T3">Análisis de Arquitectura de Sistemas (1.1, 1.2, 1.3):</text:span><text:span text:style-name="T4"><text:s/>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span></text:p>
        </text:list-item>
      </text:list>
      <text:p text:style-name="P6"><text:span text:style-name="T5"/></text:p>
      <text:p text:style-name="P7"><text:span text:style-name="T6">1. Unidades Básicas:</text:span></text:p>
      <text:p text:style-name="P7"><text:span text:style-name="T7"/></text:p>
      <text:p text:style-name="P7"><text:span text:style-name="T8"><text:tab/>1.1. Unidad Central de Procesamiento (CPU):</text:span></text:p>
      <text:p text:style-name="P8"><text:span text:style-name="T8">La CPU es el cerebro del ordenador y realiza operaciones de cálculo y lógica. Ejecuta instrucciones almacenadas en la memoria y coordina la ejecución de tareas.</text:span></text:p>
      <text:p text:style-name="P9"><text:span text:style-name="T9"/></text:p>
      <text:p text:style-name="P10"><text:span text:style-name="T10">1.2. Memoria RAM (Random Access Memory):</text:span></text:p>
      <text:p text:style-name="P10"><text:span text:style-name="T10">La RAM almacena temporalmente datos y programas en ejecución. Es volátil, lo que significa que se borra cuando el ordenador se apaga, pero es esencial para el rendimiento del sistema.</text:span></text:p>
      <text:p text:style-name="P11"><text:span text:style-name="T11"/></text:p>
      <text:p text:style-name="P12"><text:span text:style-name="T12">1.3. Memoria de Almacenamiento (Disco Duro/SSD):</text:span></text:p>
      <text:p text:style-name="P12"><text:span text:style-name="T12">El disco duro o SSD almacena permanentemente datos, sistemas operativos y programas. Proporciona capacidad de almacenamiento a largo plazo.</text:span></text:p>
      <text:p text:style-name="P13"><text:span text:style-name="T13"/></text:p>
      <text:p text:style-name="P13"><text:span text:style-name="T14">2. Periféricos de Entrada/Salida:</text:span></text:p>
      <text:p text:style-name="P13"><text:span text:style-name="T15"/></text:p>
      <text:p text:style-name="P14"><text:span text:style-name="T16">2.1. Teclado y Ratón:</text:span></text:p>
      <text:p text:style-name="P14"><text:span text:style-name="T16">El teclado y el ratón son dispositivos de entrada comunes que permiten al usuario interactuar con el sistema.</text:span></text:p>
      <text:p text:style-name="P14"><text:span text:style-name="T17"/></text:p>
      <text:p text:style-name="P14"><text:span text:style-name="T18">2.2. Monitor:</text:span></text:p>
      <text:p text:style-name="P14"><text:span text:style-name="T18">El monitor muestra la información visual generada por la CPU, proporcionando una interfaz para la interacción visual del usuario.</text:span></text:p>
      <text:p text:style-name="P14"><text:span text:style-name="T19"/></text:p>
      <text:p text:style-name="P14"><text:span text:style-name="T20">2.3. Dispositivos de Almacenamiento Externo:</text:span></text:p>
      <text:p text:style-name="P14"><text:span text:style-name="T20">Periféricos como unidades USB, discos ópticos, etc., permiten la transferencia de datos entre el ordenador y otros dispositivos.</text:span></text:p>
      <text:p text:style-name="P15"><text:span text:style-name="T21"/></text:p>
      <text:p text:style-name="P15"><text:span text:style-name="T22">3. Placa Base (Motherboard):</text:span></text:p>
      <text:p text:style-name="P15"><text:span text:style-name="T23"/></text:p>
      <text:p text:style-name="P16"><text:span text:style-name="T24">La placa base conecta todos los componentes del sistema, facilitando la comunicación entre ellos. Aloja la CPU, la memoria y proporciona puertos para periféricos.</text:span></text:p>
      <text:p text:style-name="P17"><text:span text:style-name="T25"/></text:p>
      <text:p text:style-name="P17"><text:span text:style-name="T26">4. Proceso de Arranque:</text:span></text:p>
      <text:p text:style-name="P17"><text:span text:style-name="T27"/></text:p>
      <text:p text:style-name="P18"><text:span text:style-name="T28">4.1. BIOS/UEFI:</text:span></text:p>
      <text:p text:style-name="P18"><text:span text:style-name="T28">Al encender el ordenador, la BIOS o UEFI (Interfaz de Firmware Extensible Unificada) realiza un autodiagnóstico y configura los componentes básicos.</text:span></text:p>
      <text:p text:style-name="P18"><text:span text:style-name="T29"/></text:p>
      <text:p text:style-name="P18"><text:span text:style-name="T30">4.2. Carga del Sistema Operativo:</text:span></text:p>
      <text:p text:style-name="P18"><text:span text:style-name="T30">La BIOS/UEFI carga el sistema operativo desde el disco duro o SSD a la memoria RAM. El sistema operativo coordina la interacción entre hardware y software.</text:span></text:p>
      <text:p text:style-name="P18"><text:span text:style-name="T31"/></text:p>
      <text:p text:style-name="P18"><text:span text:style-name="T32">4.3. Inicio de Aplicaciones:</text:span></text:p>
      <text:p text:style-name="P18"><text:span text:style-name="T32">Una vez cargado el sistema operativo, las aplicaciones y programas seleccionados por el usuario se inician, utilizando la CPU y la memoria según sea necesari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